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32662b" officeooo:paragraph-rsid="0032662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solid" style:text-underline-width="auto" style:text-underline-color="font-color" fo:font-weight="normal" officeooo:rsid="002f4ac0" officeooo:paragraph-rsid="002f4ac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normal" officeooo:rsid="0030e3f0" officeooo:paragraph-rsid="0030e3f0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normal" officeooo:rsid="0034643f" officeooo:paragraph-rsid="0034643f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solid" style:text-underline-width="auto" style:text-underline-color="font-color" fo:font-weight="normal" officeooo:rsid="0034a155" officeooo:paragraph-rsid="0034a15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solid" style:text-underline-width="auto" style:text-underline-color="font-color" fo:font-weight="normal" officeooo:rsid="003658e8" officeooo:paragraph-rsid="003658e8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officeooo:rsid="0029f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of</text:p>
      <text:p text:style-name="P1"/>
      <text:p text:style-name="P2">Lecture 1 – Number Systems and Proof Techniques</text:p>
      <text:p text:style-name="P6">Any natural number can be obtained by adding 1 from 0</text:p>
      <text:p text:style-name="P10">0 is a natural number, <text:span text:style-name="T8">and an integer</text:span></text:p>
      <text:p text:style-name="P9">Rational numbers can be written as fraction (denominator not 0)</text:p>
      <text:p text:style-name="P5"><text:span text:style-name="T1">Real numbers are distances to points on a number line</text:span><text:span text:style-name="T2"> (decimals)</text:span></text:p>
      <text:p text:style-name="P7">Proof is a carefully reasoned argument to convince sceptical listener</text:p>
      <text:p text:style-name="P8">Discovery and proof required to solve problems</text:p>
      <text:p text:style-name="P8"/>
      <text:p text:style-name="P2">Lecture 2 – Properties of Odd and Even Numbers</text:p>
      <text:p text:style-name="P19">↔ - if and only if</text:p>
      <text:p text:style-name="P11">∃<text:span text:style-name="T9"> - existential quantifier. ‘</text:span><text:span text:style-name="T10">There exists’</text:span></text:p>
      <text:p text:style-name="P20"/>
      <text:p text:style-name="P2"><text:span text:style-name="T13">Le</text:span>cture 3 – Proving Existential Statements</text:p>
      <text:p text:style-name="P26">Q(x) <text:s/>- property of x</text:p>
      <text:p text:style-name="P27">Constructive proof – give an example that fits the property</text:p>
      <text:p text:style-name="P12">∃<text:span text:style-name="T11">x Q(x)</text:span></text:p>
      <text:p text:style-name="P13"><text:span text:style-name="T11">x </text:span><text:span text:style-name="T9">can represent more than 1 variable</text:span></text:p>
      <text:p text:style-name="P3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21">n = 22<text:tab/><text:tab/>22 = 11 + 11 = 3 + 19</text:p>
      <text:p text:style-name="P4"><text:span text:style-name="T14">Suppose r and s are integers. Prove </text:span><text:span text:style-name="T15">∃ </text:span><text:span text:style-name="T14">an integer k such that 22r + 18s = 2k</text:span></text:p>
      <text:p text:style-name="P22">k = 11r + 9s <text:tab/>22r + 18s = 2(11r + 9s) = 2.k<text:tab/>k = 11r + 9s</text:p>
      <text:p text:style-name="P22"/>
      <text:p text:style-name="P2">Lecture 4 – Proving Universal Statements</text:p>
      <text:p text:style-name="P28">Most are universal</text:p>
      <text:p text:style-name="P14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4"><text:span text:style-name="T3">∀</text:span><text:span text:style-name="T6">x if P(x) then Q(x)</text:span></text:p>
      <text:p text:style-name="P16"><text:span text:style-name="T6">P </text:span><text:span text:style-name="T1">limits the scope of the arbitrary objects</text:span></text:p>
      <text:p text:style-name="P15"><text:span text:style-name="T6">E.</text:span><text:span text:style-name="T1">g. if a and b are integers then 6a</text:span><text:span text:style-name="T16">2</text:span><text:span text:style-name="T18">b is even</text:span></text:p>
      <text:p text:style-name="P15"><text:span text:style-name="T18">6a</text:span><text:span text:style-name="T16">2</text:span><text:span text:style-name="T18">b = 2(3a</text:span><text:span text:style-name="T16">2</text:span><text:span text:style-name="T18">b) </text:span><text:span text:style-name="T19">therefore k=3a</text:span><text:span text:style-name="T17">2</text:span><text:span text:style-name="T19">b an integer. Therefore it is an even integer</text:span></text:p>
      <text:p text:style-name="P24"><text:span text:style-name="T19">S</text:span><text:span text:style-name="T18">ome statements can be proved with small n </text:span></text:p>
      <text:p text:style-name="P25"><text:span text:style-name="T18">Exhuastion – try every n </text:span></text:p>
      <text:p text:style-name="P17"><text:span text:style-name="T18">E.g. Prove that (n+1)</text:span><text:span text:style-name="T16">3</text:span><text:span text:style-name="T18"> &gt;= 3</text:span><text:span text:style-name="T16">n</text:span><text:span text:style-name="T18"> <text:tab/><text:tab/>0 &lt; n =&lt; 4</text:span></text:p>
      <text:p text:style-name="P23">n = 1 … 8 &gt;= 3 true<text:tab/><text:tab/>n =2 … 27 &gt;= 9 true<text:tab/>n = 3 … 64 &gt;= 27<text:tab/>n=4 … 125 &gt;= 81</text:p>
      <text:p text:style-name="P23"/>
      <text:p text:style-name="P2">Lecture 5 – Generalising from the Generic Particular</text:p>
      <text:p text:style-name="P35"><text:span text:style-name="T1">Choose a particular but arbitrarily chosen value</text:span></text:p>
      <text:p text:style-name="P36"><text:span text:style-name="T1">Show that it satisfies the property</text:span></text:p>
      <text:p text:style-name="P37"><text:span text:style-name="T1">Disprove universal statement with proof by counterexample</text:span></text:p>
      <text:p text:style-name="P32"/>
      <text:p text:style-name="P2">Lecture 7 – Proof by Cases</text:p>
      <text:p text:style-name="P29">Combination of generalising from generic particular and proof by exhuastion</text:p>
      <text:p text:style-name="P2"><text:soft-page-break/>Lecture 8 – Indirect Proofs</text:p>
      <text:p text:style-name="P30">Proof beyond reasonable doubt – is it conceivable (likely).</text:p>
      <text:p text:style-name="P30">Proof by contradiction – is it possible to be both</text:p>
      <text:p text:style-name="P30"/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33"><text:span text:style-name="T1">Ordering and numerations of each element doesn’t matter</text:span></text:p>
      <text:p text:style-name="P33"><text:span text:style-name="T1">{3, 5, 7} = {7, 3, 3, 3, 5, 5, 7}</text:span></text:p>
      <text:p text:style-name="P34"><text:span text:style-name="T1">K-permutation – considers order AND number</text:span></text:p>
      <text:p text:style-name="P34"><text:span text:style-name="T1">K-combination – considers number only</text:span></text:p>
      <text:p text:style-name="P34"><text:span text:style-name="T1">E.g. S = {1,2,3,4,5}</text:span></text:p>
      <text:p text:style-name="P34"><text:span text:style-name="T1">3-permutation = {1,2,3} {3,2,1}, {2,1,3}, …, {1,4,5}, {4,5,1}, …, {5,2,1}, {2,5,1}, …</text:span></text:p>
      <text:p text:style-name="P34"><text:span text:style-name="T1">3-combination = {1,2,3}, {1,2,4}, {1,2,5}, {1,3,4}, {1,3,5}, {1,4,1}, {1,4,5}</text:span>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1T20:38:16.243828899</dc:date>
    <meta:editing-cycles>40</meta:editing-cycles>
    <meta:editing-duration>P2DT22H9M5S</meta:editing-duration>
    <meta:generator>LibreOffice/6.1.5.2$Linux_X86_64 LibreOffice_project/10$Build-2</meta:generator>
    <meta:document-statistic meta:table-count="0" meta:image-count="0" meta:object-count="0" meta:page-count="2" meta:paragraph-count="62" meta:word-count="469" meta:character-count="2604" meta:non-whitespace-character-count="2162"/>
  </office:meta>
</office:document-meta>
</file>